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582ef" officeooo:paragraph-rsid="000582ef"/>
    </style:style>
    <style:style style:name="P2" style:family="paragraph" style:parent-style-name="Standard">
      <style:paragraph-properties fo:text-align="start" style:justify-single-word="false"/>
      <style:text-properties fo:language="es" fo:country="ES" fo:font-weight="bold" officeooo:rsid="000582ef" officeooo:paragraph-rsid="000582e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s" fo:country="ES" fo:font-weight="bold" officeooo:rsid="0005ee6f" officeooo:paragraph-rsid="000737f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s" fo:country="ES" fo:font-weight="bold" officeooo:rsid="000737f7" officeooo:paragraph-rsid="00080aa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normal" officeooo:rsid="000582ef" officeooo:paragraph-rsid="000582e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normal" officeooo:rsid="0005ee6f" officeooo:paragraph-rsid="0005ee6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normal" officeooo:rsid="000737f7" officeooo:paragraph-rsid="000737f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s" fo:country="ES" fo:font-weight="normal" officeooo:rsid="00080aa1" officeooo:paragraph-rsid="00080aa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s" fo:country="ES" fo:font-weight="normal" officeooo:rsid="00080aa1" officeooo:paragraph-rsid="00080aa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s" fo:country="ES" fo:font-weight="normal" officeooo:rsid="000967c2" officeooo:paragraph-rsid="000967c2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s" fo:country="ES" fo:font-weight="normal" officeooo:rsid="0005ee6f" officeooo:paragraph-rsid="0005ee6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s" fo:country="ES" fo:font-weight="normal" officeooo:rsid="0009c119" officeooo:paragraph-rsid="0009c11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language="es" fo:country="ES" fo:font-weight="bold" officeooo:rsid="00080aa1" officeooo:paragraph-rsid="00080aa1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language="es" fo:country="ES" fo:font-weight="bold" officeooo:rsid="0005ee6f" officeooo:paragraph-rsid="0009c119" style:font-weight-asian="bold" style:font-weight-complex="bold"/>
    </style:style>
    <style:style style:name="T1" style:family="text">
      <style:text-properties officeooo:rsid="0005ee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¿Cuál es la diferencia entre las acciones Into, Over y Through (en el menú del debugger)?</text:p>
      <text:p text:style-name="P1">Into: ingresa a la implementación del mensaje que se esta enviando en un momento dado.</text:p>
      <text:p text:style-name="P1">Over: envía el mensaje actual pero no ingresa a ver su implementación.</text:p>
      <text:p text:style-name="P1">Through (me imagino que proceed): ejecuta todo el test seleccionado en el stacktrace.</text:p>
      <text:p text:style-name="P2">¿Qué sucede al hacer clic en Restart?</text:p>
      <text:p text:style-name="P6">Se vuelve al inicio de la ejecución del mensaje que se estaba evaluando, <text:span text:style-name="T1">pero los objetos no vuelven <text:s/>a su valor inicial, quedan con el ultimo valor que tenían.</text:span></text:p>
      <text:p text:style-name="P2">Recorrer el código con Into hasta la última línea del método m2. Luego hacer Restart. ¿Dónde queda ubicado el debugger? ¿Cuál es el valor de aVar?</text:p>
      <text:p text:style-name="P7">El debugger queda ubicado en la primera linea de la implementación de m2. El valor de aVar es 43.</text:p>
      <text:p text:style-name="P4">¿Qué pasa si queremos agregar un elemento en la posición 5?</text:p>
      <text:p text:style-name="P8">Se genera un error.</text:p>
      <text:p text:style-name="P5">¿Cuántos elementos tiene la colección?</text:p>
      <text:p text:style-name="P9">OrderedCollection size.</text:p>
      <text:p text:style-name="P5">¿Cuántas veces aparece el 2?</text:p>
      <text:p text:style-name="P9">orderedCollection occurrencesOf: aNumber</text:p>
      <text:p text:style-name="P9"/>
      <text:p text:style-name="P14">¿Qué retorna convertir el Dictionary en Array?</text:p>
      <text:p text:style-name="P11">Retorna un array de los valores de cada clave del diccionario.</text:p>
      <text:p text:style-name="P7"/>
      <text:p text:style-name="P15">1.8 Convertir el script de 1.1 sin usar #whileTrue, utilizando el mensaje #do:, ¿qué ventaja tiene la nueva versión?</text:p>
      <text:p text:style-name="P13">Te permite desligarte de tener que conocer la longitud del arreglo y solo tener que preocuparte por la paridad del elemento en la iteración actual y además te permite no tener una variable índic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1T12:35:12.164804718</meta:creation-date>
    <dc:date>2025-04-12T16:46:02.093583045</dc:date>
    <meta:editing-duration>PT1H37M1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8" meta:word-count="238" meta:character-count="1397" meta:non-whitespace-character-count="1176"/>
  </office:meta>
</office:document-meta>
</file>